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ProcessorPerField.DocFieldProcessorPerField( final DocFieldProcessorPerThread perThread , final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FieldProcesso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